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 table:number-columns-spanned="2" table:number-rows-spanned="1">
            <text:p>Ceiling</text:p>
          </table:table-cell>
          <table:covered-table-cell/>
          <table:table-cell table:style-name="ce4" office:value-type="string" calcext:value-type="string" table:number-columns-spanned="3" table:number-rows-spanned="1">
            <text:p>Interior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Exterior</text:p>
          </table:table-cell>
          <table:covered-table-cell table:number-columns-repeated="2"/>
          <table:table-cell office:value-type="string" calcext:value-type="string">
            <text:p>Uaint</text:p>
          </table:table-cell>
          <table:table-cell office:value-type="string" calcext:value-type="string">
            <text:p>Uaext</text:p>
          </table:table-cell>
          <table:table-cell office:value-type="string" calcext:value-type="string">
            <text:p>FP</text:p>
          </table:table-cell>
          <table:table-cell table:style-name="ce1" office:value-type="string" calcext:value-type="string">
            <text:p>Length (m)</text:p>
          </table:table-cell>
          <table:table-cell table:style-name="ce1" office:value-type="string" calcext:value-type="string">
            <text:p>Width (m) </text:p>
          </table:table-cell>
          <table:table-cell table:style-name="ce1" office:value-type="string" calcext:value-type="string">
            <text:p>Height (m)</text:p>
          </table:table-cell>
          <table:table-cell office:value-type="string" calcext:value-type="string">
            <text:p>Window Area (m2)</text:p>
          </table:table-cell>
          <table:table-cell office:value-type="string" calcext:value-type="string">
            <text:p>Door Area (m2)</text:p>
          </table:table-cell>
          <table:table-cell table:number-columns-repeated="2"/>
          <table:table-cell office:value-type="string" calcext:value-type="string">
            <text:p>R: US→SI</text:p>
          </table:table-cell>
        </table:table-row>
        <table:table-row table:style-name="ro1">
          <table:table-cell office:value-type="string" calcext:value-type="string">
            <text:p>Gypsum ½ in</text:p>
          </table:table-cell>
          <table:table-cell table:formula="of:=1/(0.45*[.$V$2])" office:value-type="float" office:value="12.6183629718194" calcext:value-type="float">
            <text:p>12.6183629718194</text:p>
          </table:table-cell>
          <table:table-cell table:formula="of:=([.O2]+[.P2])*[.Q2]-[.C9]" office:value-type="float" office:value="12.00513728" calcext:value-type="float">
            <text:p>12.00513728</text:p>
          </table:table-cell>
          <table:table-cell office:value-type="string" calcext:value-type="string">
            <text:p>Stu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tu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Stu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indow</text:p>
          </table:table-cell>
          <table:table-cell table:formula="of:=SUM([.D3:.H3])" office:value-type="float" office:value="36.9996156326562" calcext:value-type="float">
            <text:p>36.9996156326562</text:p>
          </table:table-cell>
          <table:table-cell table:formula="of:=SUM([.I3:.K3])" office:value-type="float" office:value="17.8403678082652" calcext:value-type="float">
            <text:p>17.8403678082652</text:p>
          </table:table-cell>
          <table:table-cell table:formula="of:=0.1*[.$V$2]*[.O2]*[.P2]" office:value-type="float" office:value="0.206150760269732" calcext:value-type="float">
            <text:p>0.206150760269732</text:p>
          </table:table-cell>
          <table:table-cell table:formula="of:=14*0.3048" office:value-type="float" office:value="4.2672" calcext:value-type="float">
            <text:p>4.2672</text:p>
          </table:table-cell>
          <table:table-cell table:style-name="ce1" table:formula="of:=9*0.3048" office:value-type="float" office:value="2.7432" calcext:value-type="float">
            <text:p>2.7432</text:p>
          </table:table-cell>
          <table:table-cell table:formula="of:=90/12*0.3048" office:value-type="float" office:value="2.286" calcext:value-type="float">
            <text:p>2.286</text:p>
          </table:table-cell>
          <table:table-cell table:formula="of:=4*0.3048^2*3" office:value-type="float" office:value="1.11483648" calcext:value-type="float">
            <text:p>1.11483648</text:p>
          </table:table-cell>
          <table:table-cell table:formula="of:=38*82/12/12*0.3048^2*2" office:value-type="float" office:value="4.02063712" calcext:value-type="float">
            <text:p>4.02063712</text:p>
          </table:table-cell>
          <table:table-cell table:number-columns-repeated="2"/>
          <table:table-cell office:value-type="float" office:value="0.1761101838" calcext:value-type="float">
            <text:p>0.1761101838</text:p>
          </table:table-cell>
        </table:table-row>
        <table:table-row table:style-name="ro1">
          <table:table-cell office:value-type="string" calcext:value-type="string">
            <text:p>Gypsum ½ roof</text:p>
          </table:table-cell>
          <table:table-cell table:formula="of:=1/(0.45*[.$V$2])" office:value-type="float" office:value="12.6183629718194" calcext:value-type="float">
            <text:p>12.6183629718194</text:p>
          </table:table-cell>
          <table:table-cell table:formula="of:=[.O2]*[.P2]" office:value-type="float" office:value="11.70578304" calcext:value-type="float">
            <text:p>11.70578304</text:p>
          </table:table-cell>
          <table:table-cell table:formula="of:=1/(1/([.B3]*[.C15])+1/([.B3]*[.C15])+1/([.B15]*[.C15])+1/([.B13]*[.C15])+1/([.B14]*[.C15]))" office:value-type="float" office:value="0.914446278844194" calcext:value-type="float">
            <text:p>0.914446278844194</text:p>
          </table:table-cell>
          <table:table-cell table:formula="of:=1/(1/([.B3])+1/([.B3])+1/([.B8])+1/([.B13])+1/([.B14]))*([.C3]-[.C15])" office:value-type="float" office:value="12.1827438828212" calcext:value-type="float">
            <text:p>12.1827438828212</text:p>
          </table:table-cell>
          <table:table-cell table:formula="of:=[.C16]/(1/[.B2]+1/[.B2]+1/[.B16]+1/[.B10]+1/[.B11]+1/[.B11])" office:value-type="float" office:value="0.841273835514201" calcext:value-type="float">
            <text:p>0.841273835514201</text:p>
          </table:table-cell>
          <table:table-cell table:formula="of:=([.C2]-[.C16])/(1/[.B2]+1/[.B2]+1/[.B6]+1/[.B10]+1/[.B11]+1/[.B11])" office:value-type="float" office:value="12.5592429139435" calcext:value-type="float">
            <text:p>12.5592429139435</text:p>
          </table:table-cell>
          <table:table-cell table:formula="of:=[.C9]*[.B9]" office:value-type="float" office:value="10.501908721533" calcext:value-type="float">
            <text:p>10.501908721533</text:p>
          </table:table-cell>
          <table:table-cell table:formula="of:=[.C17]/(1/[.B4]+1/[.B4]+1/[.B17]+1/[.B10]+1/[.B12]+1/[.B12])" office:value-type="float" office:value="1.04490116543445" calcext:value-type="float">
            <text:p>1.04490116543445</text:p>
          </table:table-cell>
          <table:table-cell table:formula="of:=([.C4]-[.C17])/(1/[.B4]+1/[.B4]+1/[.B7]+1/[.B10]+1/[.B12]+1/[.B12])" office:value-type="float" office:value="15.5991628453925" calcext:value-type="float">
            <text:p>15.5991628453925</text:p>
          </table:table-cell>
          <table:table-cell table:formula="of:=[.C19]/(1/[.B19]+1/[.B5]+1/[.B12]+1/[.B12])" office:value-type="float" office:value="1.1963037974383" calcext:value-type="float">
            <text:p>1.1963037974383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Gypsum ½ out</text:p>
          </table:table-cell>
          <table:table-cell table:formula="of:=1/(0.45*[.$V$2])" office:value-type="float" office:value="12.6183629718194" calcext:value-type="float">
            <text:p>12.6183629718194</text:p>
          </table:table-cell>
          <table:table-cell table:formula="of:=([.O2]+[.P2])*[.Q2]-[.C19]" office:value-type="float" office:value="14.91093792" calcext:value-type="float">
            <text:p>14.91093792</text:p>
          </table:table-cell>
          <table:table-cell table:number-columns-repeated="12"/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Insulation panel</text:p>
          </table:table-cell>
          <table:table-cell table:formula="of:=1/(3*[.$V$2])" office:value-type="float" office:value="1.8927544457729" calcext:value-type="float">
            <text:p>1.8927544457729</text:p>
          </table:table-cell>
          <table:table-cell table:formula="of:=[.R2]" office:value-type="float" office:value="1.11483648" calcext:value-type="float">
            <text:p>1.1148364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space (vert in)</text:p>
          </table:table-cell>
          <table:table-cell table:formula="of:=1/(1.45*[.$N$2])" office:value-type="float" office:value="3.34539233089139" calcext:value-type="float">
            <text:p>3.34539233089139</text:p>
          </table:table-cell>
          <table:table-cell table:formula="of:=[.C2]-[.C16]" office:value-type="float" office:value="10.87965566" calcext:value-type="float">
            <text:p>10.879655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space (vert out)</text:p>
          </table:table-cell>
          <table:table-cell table:formula="of:=1/(1.45*[.$N$2])" office:value-type="float" office:value="3.34539233089139" calcext:value-type="float">
            <text:p>3.34539233089139</text:p>
          </table:table-cell>
          <table:table-cell table:formula="of:=[.C4]-[.C17]" office:value-type="float" office:value="13.51303749" calcext:value-type="float">
            <text:p>13.51303749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space (horz)</text:p>
          </table:table-cell>
          <table:table-cell table:formula="of:=1/(2.14*[.$N$2])" office:value-type="float" office:value="2.26673779429557" calcext:value-type="float">
            <text:p>2.26673779429557</text:p>
          </table:table-cell>
          <table:table-cell table:formula="of:=[.C3]-[.C15]" office:value-type="float" office:value="10.60836588" calcext:value-type="float">
            <text:p>10.6083658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or</text:p>
          </table:table-cell>
          <table:table-cell table:formula="of:=0.46/[.$V$2]" office:value-type="float" office:value="2.61200113516661" calcext:value-type="float">
            <text:p>2.61200113516661</text:p>
          </table:table-cell>
          <table:table-cell table:formula="of:=[.S2]" office:value-type="float" office:value="4.02063712" calcext:value-type="float">
            <text:p>4.020637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ding</text:p>
          </table:table-cell>
          <table:table-cell table:formula="of:=1.23/[.$N$2]" office:value-type="float" office:value="5.9665072221448" calcext:value-type="float">
            <text:p>5.9665072221448</text:p>
          </table:table-cell>
          <table:table-cell table:formula="of:=[.C4]" office:value-type="float" office:value="14.91093792" calcext:value-type="float">
            <text:p>14.910937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film (vert in)</text:p>
          </table:table-cell>
          <table:table-cell table:formula="of:=1.46/[.$V$2]" office:value-type="float" office:value="8.29026447248532" calcext:value-type="float">
            <text:p>8.29026447248532</text:p>
          </table:table-cell>
          <table:table-cell table:formula="of:=[.C2]" office:value-type="float" office:value="12.00513728" calcext:value-type="float">
            <text:p>12.0051372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film (vert ext)</text:p>
          </table:table-cell>
          <table:table-cell table:formula="of:=1.46/[.$V$2]" office:value-type="float" office:value="8.29026447248532" calcext:value-type="float">
            <text:p>8.29026447248532</text:p>
          </table:table-cell>
          <table:table-cell table:formula="of:=[.C4]" office:value-type="float" office:value="14.91093792" calcext:value-type="float">
            <text:p>14.910937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film (horz, up)</text:p>
          </table:table-cell>
          <table:table-cell table:formula="of:=1.63/[.$V$2]" office:value-type="float" office:value="9.2555692398295" calcext:value-type="float">
            <text:p>9.2555692398295</text:p>
          </table:table-cell>
          <table:table-cell table:formula="of:=[.C3]" office:value-type="float" office:value="11.70578304" calcext:value-type="float">
            <text:p>11.7057830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ir film (horz, down)</text:p>
          </table:table-cell>
          <table:table-cell table:formula="of:=1.08/[.$V$2]" office:value-type="float" office:value="6.13252440430421" calcext:value-type="float">
            <text:p>6.13252440430421</text:p>
          </table:table-cell>
          <table:table-cell table:formula="of:=[.C3]" office:value-type="float" office:value="11.70578304" calcext:value-type="float">
            <text:p>11.7057830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x4 stud ceiling</text:p>
          </table:table-cell>
          <table:table-cell table:formula="of:=1/(1.25*3.5*[.$V$2])" office:value-type="float" office:value="1.29788876281571" calcext:value-type="float">
            <text:p>1.29788876281571</text:p>
          </table:table-cell>
          <table:table-cell table:formula="of:=[.B18]*[.C3]" office:value-type="float" office:value="1.09741716" calcext:value-type="float">
            <text:p>1.0974171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x4 stud int</text:p>
          </table:table-cell>
          <table:table-cell table:formula="of:=1/(1.25*3.5*[.$V$2])" office:value-type="float" office:value="1.29788876281571" calcext:value-type="float">
            <text:p>1.29788876281571</text:p>
          </table:table-cell>
          <table:table-cell table:formula="of:=[.B18]*[.C2]" office:value-type="float" office:value="1.12548162" calcext:value-type="float">
            <text:p>1.1254816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x4 stud ext</text:p>
          </table:table-cell>
          <table:table-cell table:formula="of:=1/(1.25*3.5*[.$V$2])" office:value-type="float" office:value="1.29788876281571" calcext:value-type="float">
            <text:p>1.29788876281571</text:p>
          </table:table-cell>
          <table:table-cell table:formula="of:=[.B18]*[.C4]" office:value-type="float" office:value="1.39790043" calcext:value-type="float">
            <text:p>1.3979004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ill factor (16 in oc)</text:p>
          </table:table-cell>
          <table:table-cell table:formula="of:=1.5/16" office:value-type="float" office:value="0.09375" calcext:value-type="float">
            <text:p>0.09375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Fenestration</text:p>
          </table:table-cell>
          <table:table-cell table:formula="of:=1.27/[.$N$2]" office:value-type="float" office:value="6.1605399773365" calcext:value-type="float">
            <text:p>6.1605399773365</text:p>
          </table:table-cell>
          <table:table-cell table:formula="of:=[.R2]" office:value-type="float" office:value="1.11483648" calcext:value-type="float">
            <text:p>1.11483648</text:p>
          </table:table-cell>
          <table:table-cell table:number-columns-repeated="19"/>
        </table:table-row>
      </table:table>
      <table:table table:name="Sheet1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UAext (W/k)</text:p>
          </table:table-cell>
          <table:table-cell table:style-name="ce1" office:value-type="string" calcext:value-type="string">
            <text:p>UAint (W/k)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Heat W/DM</text:p>
          </table:table-cell>
          <table:table-cell table:style-name="ce1" office:value-type="string" calcext:value-type="string">
            <text:p>Moisture kg/s/DM</text:p>
          </table:table-cell>
          <table:table-cell table:style-name="ce1" office:value-type="string" calcext:value-type="string">
            <text:p>Supp. Heat</text:p>
          </table:table-cell>
          <table:table-cell table:style-name="ce1" office:value-type="string" calcext:value-type="string">
            <text:p>Waste heat</text:p>
          </table:table-cell>
          <table:table-cell table:style-name="ce1" office:value-type="string" calcext:value-type="string">
            <text:p>R (K m2/W)</text:p>
          </table:table-cell>
          <table:table-cell table:style-name="ce1" office:value-type="string" calcext:value-type="string">
            <text:p>Airflow (m3/s)</text:p>
          </table:table-cell>
          <table:table-cell table:style-name="ce1" office:value-type="string" calcext:value-type="string">
            <text:p>Dehumidifier (kg H20/s)</text:p>
          </table:table-cell>
          <table:table-cell table:style-name="ce1" office:value-type="string" calcext:value-type="string">
            <text:p>cfm</text:p>
          </table:table-cell>
          <table:table-cell table:style-name="ce1" office:value-type="string" calcext:value-type="string">
            <text:p>pints/day</text:p>
          </table:table-cell>
          <table:table-cell table:number-columns-repeated="1012"/>
        </table:table-row>
        <table:table-row table:style-name="ro1">
          <table:table-cell table:formula="of:=[$Sheet5.L2]" office:value-type="float" office:value="36.9996156326562" calcext:value-type="float">
            <text:p>36.9996156326562</text:p>
          </table:table-cell>
          <table:table-cell table:formula="of:=[$Sheet5.M2]" office:value-type="float" office:value="17.8403678082652" calcext:value-type="float">
            <text:p>17.8403678082652</text:p>
          </table:table-cell>
          <table:table-cell table:formula="of:=[$Sheet5.N2]" office:value-type="float" office:value="0.206150760269732" calcext:value-type="float">
            <text:p>0.206150760269732</text:p>
          </table:table-cell>
          <table:table-cell table:formula="of:=6609/560" office:value-type="float" office:value="11.8017857142857" calcext:value-type="float">
            <text:p>11.8017857142857</text:p>
          </table:table-cell>
          <table:table-cell table:formula="of:=[.D2]*0.5/2414300" office:value-type="float" office:value="0.000002444142342353" calcext:value-type="float">
            <text:p>2.444142342353E-06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250" calcext:value-type="float">
            <text:p>1250</text:p>
          </table:table-cell>
          <table:table-cell table:formula="of:=5*0.1761101838" office:value-type="float" office:value="0.880550919" calcext:value-type="float">
            <text:p>0.880550919</text:p>
          </table:table-cell>
          <table:table-cell table:style-name="ce2" table:formula="of:=(-[.B6]-[.F2]-[.G2]+[.B2]*([.E4]-[.C4])+[.A2]*([.E4]-[.A4])+[.C2]*([.E4]-[.G4]))/([.G6]/[.H6]-[.J6]/[.K6])" office:value-type="float" office:value="0.224392848399846" calcext:value-type="float">
            <text:p>2.24E-01</text:p>
          </table:table-cell>
          <table:table-cell table:style-name="ce2" table:formula="of:=[.I2]/[.H6]*[.F6]-[.I2]/[.K6]*[.I6]+[.B6]" office:value-type="float" office:value="0.000486787610851901" calcext:value-type="float">
            <text:p>4.87E-04</text:p>
          </table:table-cell>
          <table:table-cell table:style-name="ce2" table:formula="of:=[.I2]*2118.88" office:value-type="float" office:value="475.461518617465" calcext:value-type="float">
            <text:p>4.75E+02</text:p>
          </table:table-cell>
          <table:table-cell table:style-name="ce2" table:formula="of:=[.J2]*1000/240/2*3600*24" office:value-type="float" office:value="87.6217699533422" calcext:value-type="float">
            <text:p>8.76E+01</text:p>
          </table:table-cell>
          <table:table-cell table:number-columns-repeated="1012"/>
        </table:table-row>
        <table:table-row table:style-name="ro3">
          <table:table-cell table:style-name="ce1" office:value-type="string" calcext:value-type="string">
            <text:p>Exterior Temp</text:p>
          </table:table-cell>
          <table:table-cell table:style-name="ce1" office:value-type="string" calcext:value-type="string">
            <text:p>Exterior RH</text:p>
          </table:table-cell>
          <table:table-cell table:style-name="ce1" office:value-type="string" calcext:value-type="string">
            <text:p>AC Temp</text:p>
          </table:table-cell>
          <table:table-cell table:style-name="ce1" office:value-type="string" calcext:value-type="string">
            <text:p>AC RH</text:p>
          </table:table-cell>
          <table:table-cell table:style-name="ce1" office:value-type="string" calcext:value-type="string">
            <text:p>Interior Temp</text:p>
          </table:table-cell>
          <table:table-cell table:style-name="ce1" office:value-type="string" calcext:value-type="string">
            <text:p>Interior RH</text:p>
          </table:table-cell>
          <table:table-cell table:style-name="ce1" office:value-type="string" calcext:value-type="string">
            <text:p>Tsoil</text:p>
          </table:table-cell>
          <table:table-cell table:style-name="ce1" office:value-type="string" calcext:value-type="string">
            <text:p>Racks</text:p>
          </table:table-cell>
          <table:table-cell table:style-name="ce1" office:value-type="string" calcext:value-type="string">
            <text:p>DM per rack (kg)</text:p>
          </table:table-cell>
          <table:table-cell table:number-columns-repeated="1015"/>
        </table:table-row>
        <table:table-row table:style-name="ro3">
          <table:table-cell table:style-name="ce1" table:formula="of:=(95-32)/1.8+273.16" office:value-type="float" office:value="308.16" calcext:value-type="float">
            <text:p>308.16</text:p>
          </table:table-cell>
          <table:table-cell table:style-name="ce1" table:formula="of:=90/100" office:value-type="float" office:value="0.9" calcext:value-type="float">
            <text:p>0.9</text:p>
          </table:table-cell>
          <table:table-cell table:style-name="ce1" table:formula="of:=(75-32)/1.8+273.16" office:value-type="float" office:value="297.048888888889" calcext:value-type="float">
            <text:p>297.04888888888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table:formula="of:=(85-32)/1.8+273.16" office:value-type="float" office:value="302.604444444444" calcext:value-type="float">
            <text:p>302.604444444444</text:p>
          </table:table-cell>
          <table:table-cell table:style-name="ce1" table:formula="of:=35/100" office:value-type="float" office:value="0.35" calcext:value-type="float">
            <text:p>0.35</text:p>
          </table:table-cell>
          <table:table-cell table:formula="of:=(75-32)/1.8+273.16" office:value-type="float" office:value="297.048888888889" calcext:value-type="float">
            <text:p>297.0488888888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Hext</text:p>
          </table:table-cell>
          <table:table-cell table:style-name="ce1" office:value-type="string" calcext:value-type="string">
            <text:p>hext</text:p>
          </table:table-cell>
          <table:table-cell table:style-name="ce1" office:value-type="string" calcext:value-type="string">
            <text:p>vext</text:p>
          </table:table-cell>
          <table:table-cell table:style-name="ce1" office:value-type="string" calcext:value-type="string">
            <text:p>Hac</text:p>
          </table:table-cell>
          <table:table-cell table:style-name="ce1" office:value-type="string" calcext:value-type="string">
            <text:p>hac</text:p>
          </table:table-cell>
          <table:table-cell table:style-name="ce1" office:value-type="string" calcext:value-type="string">
            <text:p>vac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vint</text:p>
          </table:table-cell>
          <table:table-cell table:number-columns-repeated="1013"/>
        </table:table-row>
        <table:table-row table:style-name="ro3">
          <table:table-cell table:formula="of:=[.D2]*[.H4]*[.I4]" office:value-type="float" office:value="5310.80357142857" calcext:value-type="float">
            <text:p>5310.80357142857</text:p>
          </table:table-cell>
          <table:table-cell table:formula="of:=[.E2]*[.H4]*[.I4]" office:value-type="float" office:value="0.00109986405405885" calcext:value-type="float">
            <text:p>0.001099864054059</text:p>
          </table:table-cell>
          <table:table-cell table:style-name="ce2" table:formula="of:=[$Sheet2.G2]" office:value-type="float" office:value="0.0327979687265835" calcext:value-type="float">
            <text:p>3.28E-02</text:p>
          </table:table-cell>
          <table:table-cell table:style-name="ce2" table:formula="of:=[$Sheet2.J2]" office:value-type="float" office:value="119122.465486446" calcext:value-type="float">
            <text:p>1.19E+05</text:p>
          </table:table-cell>
          <table:table-cell table:style-name="ce2" table:formula="of:=[$Sheet2.K2]" office:value-type="float" office:value="0.921843557897134" calcext:value-type="float">
            <text:p>9.22E-01</text:p>
          </table:table-cell>
          <table:table-cell table:style-name="ce2" table:formula="of:=[$Sheet2.G3]" office:value-type="float" office:value="0.00645255464329643" calcext:value-type="float">
            <text:p>6.45E-03</text:p>
          </table:table-cell>
          <table:table-cell table:style-name="ce2" table:formula="of:=[$Sheet2.J3]" office:value-type="float" office:value="40134.5793871338" calcext:value-type="float">
            <text:p>4.01E+04</text:p>
          </table:table-cell>
          <table:table-cell table:style-name="ce2" table:formula="of:=[$Sheet2.K3]" office:value-type="float" office:value="0.852847309025059" calcext:value-type="float">
            <text:p>8.53E-01</text:p>
          </table:table-cell>
          <table:table-cell table:style-name="ce2" table:formula="of:=[$Sheet2.G4]" office:value-type="float" office:value="0.00898295461230713" calcext:value-type="float">
            <text:p>8.98E-03</text:p>
          </table:table-cell>
          <table:table-cell table:style-name="ce2" table:formula="of:=[$Sheet2.J4]" office:value-type="float" office:value="52149.4136186462" calcext:value-type="float">
            <text:p>5.21E+04</text:p>
          </table:table-cell>
          <table:table-cell table:style-name="ce2" table:formula="of:=[$Sheet2.K4]" office:value-type="float" office:value="0.872296363891381" calcext:value-type="float">
            <text:p>8.72E-01</text:p>
          </table:table-cell>
          <table:table-cell table:number-columns-repeated="1013"/>
        </table:table-row>
        <table:table-row table:style-name="ro3">
          <table:table-cell table:style-name="ce1" table:number-columns-repeated="4"/>
          <table:table-cell table:number-columns-repeated="2"/>
          <table:table-cell table:formula="of:=2414300*[.J2]" office:value-type="float" office:value="1175.25132887974" calcext:value-type="float">
            <text:p>1175.25132887974</text:p>
          </table:table-cell>
          <table:table-cell table:number-columns-repeated="1017"/>
        </table:table-row>
        <table:table-row table:style-name="ro4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3">
        <table:table-column table:style-name="co3" table:number-columns-repeated="1024" table:default-cell-style-name="Default"/>
        <table:table-row table:style-name="ro3">
          <table:table-cell table:style-name="ce1" office:value-type="string" calcext:value-type="string">
            <text:p>Patm (Pa)</text:p>
          </table:table-cell>
          <table:table-cell table:style-name="ce1" office:value-type="string" calcext:value-type="string">
            <text:p>T (K)</text:p>
          </table:table-cell>
          <table:table-cell table:style-name="ce1" office:value-type="string" calcext:value-type="string">
            <text:p>RH (frac)</text:p>
          </table:table-cell>
          <table:table-cell table:style-name="ce1" office:value-type="string" calcext:value-type="string">
            <text:p>Ps (Pa)</text:p>
          </table:table-cell>
          <table:table-cell table:style-name="ce1" office:value-type="string" calcext:value-type="string">
            <text:p>hfg (J/kg)</text:p>
          </table:table-cell>
          <table:table-cell table:style-name="ce1" office:value-type="string" calcext:value-type="string">
            <text:p>Pv (Pa)</text:p>
          </table:table-cell>
          <table:table-cell table:style-name="ce1" office:value-type="string" calcext:value-type="string">
            <text:p>H (kg H2O/kg DA)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Tdp</text:p>
          </table:table-cell>
          <table:table-cell table:style-name="ce1" office:value-type="string" calcext:value-type="string">
            <text:p>h (J/kg DA)</text:p>
          </table:table-cell>
          <table:table-cell table:style-name="ce1" office:value-type="string" calcext:value-type="string">
            <text:p>v (m3/kg DA)</text:p>
          </table:table-cell>
          <table:table-cell table:number-columns-repeated="1013"/>
        </table:table-row>
        <table:table-row table:style-name="ro3">
          <table:table-cell table:style-name="ce3" office:value-type="float" office:value="101000" calcext:value-type="float">
            <text:p>1.01E+05</text:p>
          </table:table-cell>
          <table:table-cell table:style-name="ce1" table:formula="of:=[$Sheet1.A4]" office:value-type="float" office:value="308.16" calcext:value-type="float">
            <text:p>308.16</text:p>
          </table:table-cell>
          <table:table-cell table:style-name="ce1" table:formula="of:=[$Sheet1.B4]" office:value-type="float" office:value="0.9" calcext:value-type="float">
            <text:p>0.9</text:p>
          </table:table-cell>
          <table:table-cell table:style-name="ce2" table:formula="of:=22105649.25*EXP((-27405.526+97.5413*[.B2]-0.146244*[.B2]^2+0.12558*10^-3*[.B2]^3-0.48502*10^-7*[.B2]^4)/(4.34903*[.B2]-0.39381*10^-2*[.B2]^2))" office:value-type="float" office:value="5621.92203227879" calcext:value-type="float">
            <text:p>5.62E+03</text:p>
          </table:table-cell>
          <table:table-cell table:formula="of:=2502535.259-2385.76424*([.B2]-273.16)" office:value-type="float" office:value="2419033.5106" calcext:value-type="float">
            <text:p>2419033.5106</text:p>
          </table:table-cell>
          <table:table-cell table:style-name="ce2" table:formula="of:=[.D2]*[.C2]" office:value-type="float" office:value="5059.72982905091" calcext:value-type="float">
            <text:p>5.06E+03</text:p>
          </table:table-cell>
          <table:table-cell table:style-name="ce2" table:formula="of:=0.6219*[.F2]/([.A2]-[.F2])" office:value-type="float" office:value="0.0327979687265835" calcext:value-type="float">
            <text:p>3.28E-02</text:p>
          </table:table-cell>
          <table:table-cell table:formula="of:=LN([.C2]*EXP((18.678-([.B2]-273.16)/234.5)*(([.B2]-273.16)/(257.14+[.B2]-273.16))))" office:value-type="float" office:value="2.11448654192753" calcext:value-type="float">
            <text:p>2.11448654192753</text:p>
          </table:table-cell>
          <table:table-cell table:formula="of:=257.14*[.H2]/(18.678-[.H2])+273.16" office:value-type="float" office:value="305.98631253131" calcext:value-type="float">
            <text:p>305.98631253131</text:p>
          </table:table-cell>
          <table:table-cell table:style-name="ce2" table:formula="of:=1006.9254*([.B2]-273.26)+4186.8*[.G2]*([.I2]-273.16)+[.E2]*[.G2]+1875.6864*[.G2]*([.B2]-[.I2])" office:value-type="float" office:value="119122.465486446" calcext:value-type="float">
            <text:p>1.19E+05</text:p>
          </table:table-cell>
          <table:table-cell table:style-name="ce2" table:formula="of:=287*[.B2]/([.A2]-[.F2])" office:value-type="float" office:value="0.921843557897134" calcext:value-type="float">
            <text:p>9.22E-01</text:p>
          </table:table-cell>
          <table:table-cell table:number-columns-repeated="1013"/>
        </table:table-row>
        <table:table-row table:style-name="ro3">
          <table:table-cell table:style-name="ce3" office:value-type="float" office:value="101000" calcext:value-type="float">
            <text:p>1.01E+05</text:p>
          </table:table-cell>
          <table:table-cell table:style-name="ce1" table:formula="of:=[$Sheet1.C4]" office:value-type="float" office:value="297.048888888889" calcext:value-type="float">
            <text:p>297.048888888889</text:p>
          </table:table-cell>
          <table:table-cell table:style-name="ce1" table:formula="of:=[$Sheet1.D4]" office:value-type="float" office:value="0.35" calcext:value-type="float">
            <text:p>0.35</text:p>
          </table:table-cell>
          <table:table-cell table:style-name="ce2" table:formula="of:=22105649.25*EXP((-27405.526+97.5413*[.B3]-0.146244*[.B3]^2+0.12558*10^-3*[.B3]^3-0.48502*10^-7*[.B3]^4)/(4.34903*[.B3]-0.39381*10^-2*[.B3]^2))" office:value-type="float" office:value="2963.34103775275" calcext:value-type="float">
            <text:p>2.96E+03</text:p>
          </table:table-cell>
          <table:table-cell table:formula="of:=2502535.259-2385.76424*([.B3]-273.16)" office:value-type="float" office:value="2445542.00215556" calcext:value-type="float">
            <text:p>2445542.00215556</text:p>
          </table:table-cell>
          <table:table-cell table:style-name="ce2" table:formula="of:=[.D3]*[.C3]" office:value-type="float" office:value="1037.16936321346" calcext:value-type="float">
            <text:p>1.04E+03</text:p>
          </table:table-cell>
          <table:table-cell table:style-name="ce2" table:formula="of:=0.6219*[.F3]/([.A3]-[.F3])" office:value-type="float" office:value="0.00645255464329643" calcext:value-type="float">
            <text:p>6.45E-03</text:p>
          </table:table-cell>
          <table:table-cell table:formula="of:=LN([.C3]*EXP((18.678-([.B3]-273.16)/234.5)*(([.B3]-273.16)/(257.14+[.B3]-273.16))))" office:value-type="float" office:value="0.529243533916072" calcext:value-type="float">
            <text:p>0.529243533916072</text:p>
          </table:table-cell>
          <table:table-cell table:formula="of:=257.14*[.H3]/(18.678-[.H3])+273.16" office:value-type="float" office:value="280.658567880698" calcext:value-type="float">
            <text:p>280.658567880698</text:p>
          </table:table-cell>
          <table:table-cell table:style-name="ce2" table:formula="of:=1006.9254*([.B3]-273.26)+4186.8*[.G3]*([.I3]-273.16)+[.E3]*[.G3]+1875.6864*[.G3]*([.B3]-[.I3])" office:value-type="float" office:value="40134.5793871338" calcext:value-type="float">
            <text:p>4.01E+04</text:p>
          </table:table-cell>
          <table:table-cell table:style-name="ce2" table:formula="of:=287*[.B3]/([.A3]-[.F3])" office:value-type="float" office:value="0.852847309025059" calcext:value-type="float">
            <text:p>8.53E-01</text:p>
          </table:table-cell>
          <table:table-cell table:number-columns-repeated="1013"/>
        </table:table-row>
        <table:table-row table:style-name="ro3">
          <table:table-cell table:style-name="ce3" office:value-type="float" office:value="101000" calcext:value-type="float">
            <text:p>1.01E+05</text:p>
          </table:table-cell>
          <table:table-cell table:style-name="ce1" table:formula="of:=[$Sheet1.E4]" office:value-type="float" office:value="302.604444444444" calcext:value-type="float">
            <text:p>302.604444444444</text:p>
          </table:table-cell>
          <table:table-cell table:style-name="ce1" table:formula="of:=[$Sheet1.F4]" office:value-type="float" office:value="0.35" calcext:value-type="float">
            <text:p>0.35</text:p>
          </table:table-cell>
          <table:table-cell table:style-name="ce2" table:formula="of:=22105649.25*EXP((-27405.526+97.5413*[.B4]-0.146244*[.B4]^2+0.12558*10^-3*[.B4]^3-0.48502*10^-7*[.B4]^4)/(4.34903*[.B4]-0.39381*10^-2*[.B4]^2))" office:value-type="float" office:value="4108.88267992397" calcext:value-type="float">
            <text:p>4.11E+03</text:p>
          </table:table-cell>
          <table:table-cell table:formula="of:=2502535.259-2385.76424*([.B4]-273.16)" office:value-type="float" office:value="2432287.75637778" calcext:value-type="float">
            <text:p>2432287.75637778</text:p>
          </table:table-cell>
          <table:table-cell table:style-name="ce2" table:formula="of:=[.D4]*[.C4]" office:value-type="float" office:value="1438.10893797339" calcext:value-type="float">
            <text:p>1.44E+03</text:p>
          </table:table-cell>
          <table:table-cell table:style-name="ce2" table:formula="of:=0.6219*[.F4]/([.A4]-[.F4])" office:value-type="float" office:value="0.00898295461230713" calcext:value-type="float">
            <text:p>8.98E-03</text:p>
          </table:table-cell>
          <table:table-cell table:formula="of:=LN([.C4]*EXP((18.678-([.B4]-273.16)/234.5)*(([.B4]-273.16)/(257.14+[.B4]-273.16))))" office:value-type="float" office:value="0.856304397968142" calcext:value-type="float">
            <text:p>0.856304397968142</text:p>
          </table:table-cell>
          <table:table-cell table:formula="of:=257.14*[.H4]/(18.678-[.H4])+273.16" office:value-type="float" office:value="285.515171910153" calcext:value-type="float">
            <text:p>285.515171910153</text:p>
          </table:table-cell>
          <table:table-cell table:style-name="ce2" table:formula="of:=1006.9254*([.B4]-273.26)+4186.8*[.G4]*([.I4]-273.16)+[.E4]*[.G4]+1875.6864*[.G4]*([.B4]-[.I4])" office:value-type="float" office:value="52149.4136186462" calcext:value-type="float">
            <text:p>5.21E+04</text:p>
          </table:table-cell>
          <table:table-cell table:style-name="ce2" table:formula="of:=287*[.B4]/([.A4]-[.F4])" office:value-type="float" office:value="0.872296363891381" calcext:value-type="float">
            <text:p>8.72E-01</text:p>
          </table:table-cell>
          <table:table-cell table:number-columns-repeated="101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/00/0000</text:date>, <text:time style:data-style-name="N2" text:time-value="16:50:50.27417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09-13T16:55:20.348060330</dc:date>
    <meta:editing-duration>PT39M53S</meta:editing-duration>
    <meta:editing-cycles>9</meta:editing-cycles>
    <meta:document-statistic meta:table-count="3" meta:cell-count="202" meta:object-count="0"/>
  </office:meta>
</office:document-meta>
</file>